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1.404cm" table:align="left"/>
    </style:style>
    <style:style style:name="Tabela1.A" style:family="table-column">
      <style:table-column-properties style:column-width="2.806cm"/>
    </style:style>
    <style:style style:name="Tabela1.B" style:family="table-column">
      <style:table-column-properties style:column-width="8.59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4b0be" officeooo:paragraph-rsid="0004b0be"/>
    </style:style>
    <style:style style:name="P2" style:family="paragraph" style:parent-style-name="Standard">
      <style:text-properties officeooo:rsid="0004b0be" officeooo:paragraph-rsid="0006c694"/>
    </style:style>
    <style:style style:name="P3" style:family="paragraph" style:parent-style-name="Standard">
      <style:text-properties officeooo:rsid="0004b0be" officeooo:paragraph-rsid="0007e982"/>
    </style:style>
    <style:style style:name="P4" style:family="paragraph" style:parent-style-name="Standard">
      <style:text-properties officeooo:rsid="0004b0be" officeooo:paragraph-rsid="0009c26a"/>
    </style:style>
    <style:style style:name="P5" style:family="paragraph" style:parent-style-name="Standard">
      <style:text-properties officeooo:rsid="0007e982" officeooo:paragraph-rsid="0007e982"/>
    </style:style>
    <style:style style:name="P6" style:family="paragraph" style:parent-style-name="Standard">
      <style:text-properties officeooo:paragraph-rsid="000a8c26"/>
    </style:style>
    <style:style style:name="P7" style:family="paragraph" style:parent-style-name="Standard">
      <style:text-properties officeooo:rsid="000f254b" officeooo:paragraph-rsid="000f254b"/>
    </style:style>
    <style:style style:name="P8" style:family="paragraph" style:parent-style-name="Standard">
      <style:text-properties officeooo:rsid="00111ab2" officeooo:paragraph-rsid="00111ab2"/>
    </style:style>
    <style:style style:name="P9" style:family="paragraph" style:parent-style-name="Standard">
      <style:text-properties officeooo:rsid="0012dad3" officeooo:paragraph-rsid="0012dad3"/>
    </style:style>
    <style:style style:name="P10" style:family="paragraph" style:parent-style-name="Standard">
      <style:text-properties officeooo:paragraph-rsid="0012dad3"/>
    </style:style>
    <style:style style:name="P11" style:family="paragraph" style:parent-style-name="Standard">
      <style:text-properties fo:font-style="normal" style:text-underline-style="none" officeooo:rsid="00131de1" officeooo:paragraph-rsid="0012dad3" style:font-style-asian="normal" style:font-style-complex="normal"/>
    </style:style>
    <style:style style:name="P12" style:family="paragraph" style:parent-style-name="Text_20_body">
      <style:text-properties officeooo:paragraph-rsid="000a8c26"/>
    </style:style>
    <style:style style:name="P13" style:family="paragraph" style:parent-style-name="Text_20_body">
      <style:text-properties officeooo:paragraph-rsid="00111ab2"/>
    </style:style>
    <style:style style:name="P14" style:family="paragraph" style:parent-style-name="Text_20_body">
      <style:text-properties officeooo:paragraph-rsid="0011c14e"/>
    </style:style>
    <style:style style:name="P15" style:family="paragraph" style:parent-style-name="Text_20_body">
      <style:text-properties officeooo:paragraph-rsid="0012478c"/>
    </style:style>
    <style:style style:name="P16" style:family="paragraph" style:parent-style-name="Text_20_body">
      <style:text-properties officeooo:rsid="0016bb8d" officeooo:paragraph-rsid="0016bb8d"/>
    </style:style>
    <style:style style:name="P17" style:family="paragraph" style:parent-style-name="Table_20_Contents">
      <style:text-properties fo:font-size="10pt" officeooo:rsid="0016bb8d" officeooo:paragraph-rsid="0016bb8d" style:font-size-asian="8.75pt" style:font-size-complex="10pt"/>
    </style:style>
    <style:style style:name="P18" style:family="paragraph" style:parent-style-name="Table_20_Contents">
      <style:text-properties fo:font-size="10pt" officeooo:rsid="0017170b" officeooo:paragraph-rsid="0017170b" style:font-size-asian="8.75pt" style:font-size-complex="10pt"/>
    </style:style>
    <style:style style:name="P19" style:family="paragraph" style:parent-style-name="Table_20_Contents">
      <style:text-properties fo:font-size="10pt" officeooo:rsid="0018fa47" officeooo:paragraph-rsid="0018fa47" style:font-size-asian="8.75pt" style:font-size-complex="10pt"/>
    </style:style>
    <style:style style:name="P20" style:family="paragraph" style:parent-style-name="Table_20_Contents">
      <style:text-properties fo:font-size="10pt" officeooo:rsid="0016bb8d" officeooo:paragraph-rsid="0016bb8d" style:font-size-asian="10pt" style:font-size-complex="10pt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2">
      <style:text-properties officeooo:paragraph-rsid="0011c14e"/>
    </style:style>
    <style:style style:name="P24" style:family="paragraph" style:parent-style-name="Text_20_body" style:list-style-name="L3"/>
    <style:style style:name="P25" style:family="paragraph" style:parent-style-name="Text_20_body" style:list-style-name="L3">
      <style:text-properties officeooo:paragraph-rsid="0012478c"/>
    </style:style>
    <style:style style:name="P26" style:family="paragraph" style:parent-style-name="Text_20_body" style:list-style-name="L1">
      <style:paragraph-properties fo:margin-top="0cm" fo:margin-bottom="0cm" loext:contextual-spacing="false"/>
    </style:style>
    <style:style style:name="P27" style:family="paragraph" style:parent-style-name="Text_20_body" style:list-style-name="L2">
      <style:paragraph-properties fo:margin-top="0cm" fo:margin-bottom="0cm" loext:contextual-spacing="false"/>
    </style:style>
    <style:style style:name="P28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07e982"/>
    </style:style>
    <style:style style:name="T2" style:family="text">
      <style:text-properties officeooo:rsid="0009c26a"/>
    </style:style>
    <style:style style:name="T3" style:family="text">
      <style:text-properties officeooo:rsid="000a8c26"/>
    </style:style>
    <style:style style:name="T4" style:family="text">
      <style:text-properties officeooo:rsid="0010e882"/>
    </style:style>
    <style:style style:name="T5" style:family="text">
      <style:text-properties officeooo:rsid="00111ab2"/>
    </style:style>
    <style:style style:name="T6" style:family="text">
      <style:text-properties style:font-name="Ubuntu" fo:font-weight="normal" officeooo:rsid="00111ab2" style:font-weight-asian="normal" style:font-weight-complex="normal"/>
    </style:style>
    <style:style style:name="T7" style:family="text">
      <style:text-properties style:font-name="Ubuntu" fo:font-weight="normal" officeooo:rsid="0011c14e" style:font-weight-asian="normal" style:font-weight-complex="normal"/>
    </style:style>
    <style:style style:name="T8" style:family="text">
      <style:text-properties style:font-name="Ubuntu" fo:font-weight="normal" officeooo:rsid="0011fee2" style:font-weight-asian="normal" style:font-weight-complex="normal"/>
    </style:style>
    <style:style style:name="T9" style:family="text">
      <style:text-properties style:font-name="Ubuntu" fo:font-weight="normal" officeooo:rsid="0012478c" style:font-weight-asian="normal" style:font-weight-complex="normal"/>
    </style:style>
    <style:style style:name="T10" style:family="text">
      <style:text-properties style:font-name="Ubuntu" fo:font-weight="normal" officeooo:rsid="0019f3da" style:font-weight-asian="normal" style:font-weight-complex="normal"/>
    </style:style>
    <style:style style:name="T11" style:family="text">
      <style:text-properties style:font-name="Ubuntu" fo:font-size="11pt" fo:font-weight="normal" officeooo:rsid="0011fee2" style:font-size-asian="11pt" style:font-weight-asian="normal" style:font-size-complex="11pt" style:font-weight-complex="normal"/>
    </style:style>
    <style:style style:name="T12" style:family="text">
      <style:text-properties style:font-name="Ubuntu" fo:font-size="11pt" fo:font-weight="normal" officeooo:rsid="0012478c" style:font-size-asian="11pt" style:font-weight-asian="normal" style:font-size-complex="11pt" style:font-weight-complex="normal"/>
    </style:style>
    <style:style style:name="T13" style:family="text">
      <style:text-properties officeooo:rsid="0012b43a"/>
    </style:style>
    <style:style style:name="T14" style:family="text">
      <style:text-properties officeooo:rsid="0012dad3"/>
    </style:style>
    <style:style style:name="T15" style:family="text">
      <style:text-properties officeooo:rsid="00131de1"/>
    </style:style>
    <style:style style:name="T16" style:family="text">
      <style:text-properties fo:font-style="italic" style:text-underline-style="none" officeooo:rsid="00131de1" style:font-style-asian="italic" style:font-style-complex="italic"/>
    </style:style>
    <style:style style:name="T17" style:family="text">
      <style:text-properties fo:font-style="normal" style:text-underline-style="none" officeooo:rsid="00131de1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Lista de exercício</text:span> 2 - Linux</text:p>
      <text:p text:style-name="P1"/>
      <text:p text:style-name="P1">1 – o que é Linux</text:p>
      <text:p text:style-name="P1"/>
      <text:p text:style-name="P2">Em poucas palavras podemos dizer que Linux é o kernel de um sistema operacional livre , não qualquer S.O. livre mas o mais famoso e utilizado que há. <text:span text:style-name="T13">O linux conta com várias distribuições algumas inclusive pagas utilizadas por empresas mas todas elas permitem qualquer acessar e estudar ou modificar seu núcleo, como forma de não restringir apenas aos proprietários tal condição mas à todos que simplesmente querem; sendo esta a principal diferença entre </text:span><text:span text:style-name="T14">o kernel linux e o dos demais.</text:span></text:p>
      <text:p text:style-name="P2"/>
      <text:p text:style-name="P2"/>
      <text:p text:style-name="P5">2- Correlacionar as funções com os diretórios:</text:p>
      <text:p text:style-name="P3"/>
      <text:p text:style-name="P3"/>
      <text:p text:style-name="P3"><text:span text:style-name="T1">a) </text:span>/<text:span text:style-name="T1">dev <text:s text:c="2"/></text:span></text:p>
      <text:p text:style-name="P3"><text:span text:style-name="T2">D</text:span>iretório destino das mapeações de cada hardware</text:p>
      <text:p text:style-name="P3"/>
      <text:p text:style-name="P3"><text:span text:style-name="T1">b) </text:span>/<text:span text:style-name="T1">etc</text:span></text:p>
      <text:p text:style-name="P3">Local onde as configurações do sistema ficam disponíveis de forma global</text:p>
      <text:p text:style-name="P3"/>
      <text:p text:style-name="P3"><text:span text:style-name="T1">c) </text:span>/<text:span text:style-name="T1">usr</text:span></text:p>
      <text:p text:style-name="P3">Aqui são encontrados softwares adicionais e proprietários</text:p>
      <text:p text:style-name="P3"/>
      <text:p text:style-name="P4"><text:span text:style-name="T1">d) </text:span>/<text:span text:style-name="T1">opt</text:span></text:p>
      <text:p text:style-name="P4">Localização de arquivos, programas e bibliotecas do escopo de usário ficam; não são dados essenciais</text:p>
      <text:p text:style-name="P4"/>
      <text:p text:style-name="P10"><text:span text:style-name="T14">3- </text:span>Escolha 3 (três) diretórios Linux a partir da raiz (<text:span text:style-name="Source_20_Text">/</text:span>) e explique sua respectiva função.</text:p>
      <text:p text:style-name="P9">/<text:span text:style-name="T15">bin: é o diretório que contém os programas essenciais para a inicialização do sistema; navegadores e apps geralmente são armazenados no /</text:span><text:span text:style-name="T16">usr/</text:span><text:span text:style-name="T17">bin, enquanto os realmente essenciais ficam em /sbin</text:span></text:p>
      <text:p text:style-name="P11"/>
      <text:p text:style-name="P11">/boot: contém os arquivos essenciais para inicialização do sistema como o GRUB e o kernel</text:p>
      <text:p text:style-name="P11"/>
      <text:p text:style-name="P10"><text:span text:style-name="T17">/home: O diretório </text:span><text:span text:style-name="Strong_20_Emphasis"><text:span text:style-name="T17">/home</text:span></text:span><text:span text:style-name="T17"> contém um diretório padrão (de perfil) para cada usuário. Se o nome de seu usuário é fabio, então você encontrará um diretório de nome fabio dentro de /home, portando /home/fabio. Este diretório contém arquivos do usuário fabio e arquivos de configuração específicos dessa conta de usuário. Os usuários possuem permissão de gravação apenas em seu próprio diretório padrão, e apenas permissão de leitura em outros diretórios do sistema (em alguns casos, permissão nenhuma).</text:span></text:p>
      <text:p text:style-name="P4"/>
      <text:p text:style-name="P6"><text:span text:style-name="T3">4- </text:span>Usamos os grupos para configurar permissões de acesso a arquivos e pastas aos usuários do sistema, além de configurar o acesso a discos e impressoras. As permissões do sistema de arquivos do UNIX são divididas em três categorias: usuário (proprietário), grupo e outros.</text:p>
      <text:p text:style-name="P12">Geralmente adicionamos usuários a grupos no UNIX para realizar tarefas como:</text:p>
      <text:list xml:id="list1051461538" text:style-name="L1">
        <text:list-item>
          <text:p text:style-name="P26">Gerenciar e Monitorar usuários </text:p>
        </text:list-item>
        <text:list-item>
          <text:p text:style-name="P26">Compartilhar (ou negar acesso) a arquivos e diretórios com outros usuários </text:p>
        </text:list-item>
        <text:list-item>
          <text:p text:style-name="P26">Compartilhar discos e impressoras com outros usuários </text:p>
        </text:list-item>
        <text:list-item>
          <text:p text:style-name="P21">Dar acesso administrativo a arquivos especiais para determinados usuários (delegação). </text:p>
        </text:list-item>
      </text:list>
      <text:p text:style-name="Text_20_body"><text:soft-page-break/>Podemos verificar de quais grupos um usuário é membro emitindo o comando groups seguido do nome de usuário.</text:p>
      <text:p text:style-name="Text_20_body"/>
      <text:p text:style-name="P16">5- </text:p>
      <table:table table:name="Tabela1" table:style-name="Tabela1">
        <table:table-column table:style-name="Tabela1.A"/>
        <table:table-column table:style-name="Tabela1.B"/>
        <table:table-row table:style-name="TableLine94195565056848">
          <table:table-cell table:style-name="Tabela1.A1" office:value-type="string">
            <text:p text:style-name="Table_20_Heading">permissão</text:p>
          </table:table-cell>
          <table:table-cell table:style-name="Tabela1.A1" office:value-type="string">
            <text:p text:style-name="Table_20_Heading">descrição</text:p>
          </table:table-cell>
        </table:table-row>
        <table:table-row table:style-name="TableLine94195565028704">
          <table:table-cell table:style-name="Tabela1.A1" office:value-type="string">
            <text:p text:style-name="Table_20_Contents"><text:span text:style-name="Source_20_Text">.rw-rw-rw-</text:span></text:p>
          </table:table-cell>
          <table:table-cell table:style-name="Tabela1.A1" office:value-type="string">
            <text:p text:style-name="P20">Permite todas as personas a ler e escrever no diretório atual, mas n executar</text:p>
          </table:table-cell>
        </table:table-row>
        <table:table-row table:style-name="TableLine94195565030384">
          <table:table-cell table:style-name="Tabela1.A1" office:value-type="string">
            <text:p text:style-name="Table_20_Contents"><text:span text:style-name="Source_20_Text">lr-x---rwx</text:span></text:p>
          </table:table-cell>
          <table:table-cell table:style-name="Tabela1.A1" office:value-type="string">
            <text:p text:style-name="P19">Permite ao proprietário escrever e executar o link, ao grupo não permite nada e aos outros permite tudo</text:p>
          </table:table-cell>
        </table:table-row>
        <table:table-row table:style-name="TableLine94195565076928">
          <table:table-cell table:style-name="Tabela1.A1" office:value-type="string">
            <text:p text:style-name="Table_20_Contents"><text:span text:style-name="Source_20_Text">drwxr-xr-x</text:span></text:p>
          </table:table-cell>
          <table:table-cell table:style-name="Tabela1.A1" office:value-type="string">
            <text:p text:style-name="P17">Permite ao proprietário ler, escrever e executar e ao grupo e outros só ler e executar o diretório</text:p>
          </table:table-cell>
        </table:table-row>
        <table:table-row table:style-name="TableLine94195565077408">
          <table:table-cell table:style-name="Tabela1.A1" office:value-type="string">
            <text:p text:style-name="Table_20_Contents"><text:span text:style-name="Source_20_Text">.rw-r--r--</text:span></text:p>
          </table:table-cell>
          <table:table-cell table:style-name="Tabela1.A1" office:value-type="string">
            <text:p text:style-name="P18">Permite ao proprietário ler e escrever e aos outros apenas ler o diretório atual</text:p>
          </table:table-cell>
        </table:table-row>
        <table:table-row table:style-name="TableLine94195565078048">
          <table:table-cell table:style-name="Tabela1.A1" office:value-type="string">
            <text:p text:style-name="Table_20_Contents"><text:span text:style-name="Source_20_Text">drwxrwxrwx</text:span></text:p>
          </table:table-cell>
          <table:table-cell table:style-name="Tabela1.A1" office:value-type="string">
            <text:p text:style-name="P18">Permite a todas as personas, ler, escrever e executar o diretório</text:p>
          </table:table-cell>
        </table:table-row>
      </table:table>
      <text:p text:style-name="P16"/>
      <text:p text:style-name="Text_20_body"/>
      <text:p text:style-name="P7">6- Defina STDIN, STDOUT, STDERR</text:p>
      <text:p text:style-name="P7">São configurações padrões d<text:span text:style-name="T4">os comandos de</text:span> entrada e saída <text:span text:style-name="T4">usados pelos programas com os usuários. Onde STDIN representa os de entrada que é via teclado, STDOUT representa os de saída, as telas dos monitores e STDERR são os <text:s/>as mensagens de erro gerados pelos programas que também usam do monitor para se apresentar. </text:span></text:p>
      <text:p text:style-name="P8">Na prática são utilizados operadores Linux para manipular esses comandos de entradas e saídas. Alguns deles são:</text:p>
      <text:p text:style-name="P13"><text:span text:style-name="Strong_20_Emphasis"><text:span text:style-name="T5"><text:s text:c="3"/>Pipe ( | ): Liga o </text:span></text:span><text:span text:style-name="Emphasis"><text:span text:style-name="T5">stdout</text:span></text:span><text:span text:style-name="Strong_20_Emphasis"><text:span text:style-name="T5"> de um programa ao </text:span></text:span><text:span text:style-name="Emphasis"><text:span text:style-name="T5">stdin</text:span></text:span><text:span text:style-name="Strong_20_Emphasis"><text:span text:style-name="T5"> de outro.<text:line-break/> <text:s text:c="2"/>Write ( &gt; ): Redireciona o </text:span></text:span><text:span text:style-name="Emphasis"><text:span text:style-name="T5">stdout</text:span></text:span><text:span text:style-name="Strong_20_Emphasis"><text:span text:style-name="T5"> para outro local (um arquivo, por exemplo).</text:span></text:span></text:p>
      <text:p text:style-name="P13"><text:span text:style-name="Strong_20_Emphasis"><text:span text:style-name="T5"><text:s text:c="3"/>Append ( &gt;&gt; ): Anexa o </text:span></text:span><text:span text:style-name="Emphasis"><text:span text:style-name="T5">stdout</text:span></text:span><text:span text:style-name="Strong_20_Emphasis"><text:span text:style-name="T5"> para outro local (um arquivo, por exemplo</text:span></text:span></text:p>
      <text:p text:style-name="P13"><text:span text:style-name="Strong_20_Emphasis"/></text:p>
      <text:p text:style-name="P13"><text:span text:style-name="Strong_20_Emphasis"><text:span text:style-name="T6">7- GUI e CLI são as duas formas de conseguir utilizar um computador. GUI graphic user interface é a maneira mais intuitiva e de usuários comuns, é a forma gráfica de interagir com a máquina, através de cursores e </text:span></text:span><text:span text:style-name="Strong_20_Emphasis"><text:span text:style-name="T7">ícones.</text:span></text:span></text:p>
      <text:p text:style-name="P14"><text:span text:style-name="Strong_20_Emphasis"><text:span text:style-name="T7">CLI command line interface é a maneira de interagir por linhas de comandos, mais utilizados por curiosos e estudiosos da área. </text:span></text:span></text:p>
      <text:p text:style-name="P14"><text:span text:style-name="Strong_20_Emphasis"><text:span text:style-name="T7">Ambas podem ser usadas para fazer as mesmas coisas, ma</text:span></text:span><text:span text:style-name="Strong_20_Emphasis"><text:span text:style-name="T8">s possuem suas vantagens e desvantagens. </text:span></text:span></text:p>
      <text:p text:style-name="P15"><text:span text:style-name="Strong_20_Emphasis"><text:span text:style-name="T9">Desvantagens CLI</text:span></text:span></text:p>
      <text:list xml:id="list2744747563" text:style-name="L2">
        <text:list-item>
          <text:p text:style-name="P27">Mistyping poderia resultar em um caos completo.</text:p>
        </text:list-item>
        <text:list-item>
          <text:p text:style-name="P27">Os comandos nunca podem ser intuitivos.</text:p>
        </text:list-item>
        <text:list-item>
          <text:p text:style-name="P22">Estes são adequados para modelagem não para os gráficos interativos.</text:p>
        </text:list-item>
        <text:list-item>
          <text:p text:style-name="P23"><text:span text:style-name="Strong_20_Emphasis"><text:span text:style-name="T11">O CLI é adequado para o usuário que o utiliza regularmente e pode memorizar o intervalo de comandos e opções.</text:span></text:span></text:p>
        </text:list-item>
      </text:list>
      <text:p text:style-name="P15"><text:span text:style-name="Strong_20_Emphasis"><text:span text:style-name="T12">Desvantagens GUI</text:span></text:span></text:p>
      <text:list xml:id="list2791211889" text:style-name="L3">
        <text:list-item>
          <text:p text:style-name="P28"><text:soft-page-break/>A replicação de análise e o retrocesso de etapas é difícil.</text:p>
        </text:list-item>
        <text:list-item>
          <text:p text:style-name="P28">Não é adequado para modelagem.</text:p>
        </text:list-item>
        <text:list-item>
          <text:p text:style-name="P24">Difícil de projetar.</text:p>
        </text:list-item>
        <text:list-item>
          <text:p text:style-name="P25"><text:span text:style-name="Strong_20_Emphasis"><text:span text:style-name="T12">Falta de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7:46:46.564963940</meta:creation-date>
    <dc:date>2021-05-21T19:54:28.508682491</dc:date>
    <meta:editing-duration>PT6H14M3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3" meta:paragraph-count="54" meta:word-count="747" meta:character-count="4494" meta:non-whitespace-character-count="3793"/>
  </office:meta>
</office:document-meta>
</file>